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800000308F10BB3B0.png" manifest:media-type="image/png"/>
  <manifest:file-entry manifest:full-path="Pictures/100000010000040E000002ABB911F9F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0.173cm" svg:y="1.039cm" svg:width="17cm" svg:height="12.781cm" draw:z-index="0"><draw:image xlink:href="Pictures/100000010000040800000308F10BB3B0.png" xlink:type="simple" xlink:show="embed" xlink:actuate="onLoad" draw:mime-type="image/png"/></draw:frame><draw:frame draw:style-name="fr1" draw:name="Imagen2" text:anchor-type="char" svg:x="0.323cm" svg:y="16.515cm" svg:width="17cm" svg:height="11.185cm" draw:z-index="1"><draw:image xlink:href="Pictures/100000010000040E000002ABB911F9F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19:00:46.583000000</meta:creation-date>
    <dc:date>2024-12-18T19:03:56.091000000</dc:date>
    <meta:editing-duration>PT3M11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6.5.2$Windows_X86_64 LibreOffice_project/38d5f62f85355c192ef5f1dd47c5c0c0c6d6598b</meta:generator>
  </office:meta>
</office:document-meta>
</file>